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13feb" officeooo:paragraph-rsid="00013feb"/>
    </style:style>
    <style:style style:name="P2" style:family="paragraph" style:parent-style-name="Standard">
      <style:paragraph-properties fo:text-align="center" style:justify-single-word="false"/>
      <style:text-properties officeooo:rsid="00013feb" officeooo:paragraph-rsid="00013feb"/>
    </style:style>
    <style:style style:name="P3" style:family="paragraph" style:parent-style-name="Standard">
      <style:text-properties officeooo:rsid="00013feb" officeooo:paragraph-rsid="00031b8a"/>
    </style:style>
    <style:style style:name="P4" style:family="paragraph" style:parent-style-name="Standard">
      <style:text-properties officeooo:rsid="00013feb" officeooo:paragraph-rsid="0003d102"/>
    </style:style>
    <style:style style:name="P5" style:family="paragraph" style:parent-style-name="Standard">
      <style:text-properties officeooo:rsid="00013feb" officeooo:paragraph-rsid="000738fd"/>
    </style:style>
    <style:style style:name="P6" style:family="paragraph" style:parent-style-name="Standard">
      <style:text-properties officeooo:rsid="00013feb" officeooo:paragraph-rsid="00094047"/>
    </style:style>
    <style:style style:name="P7" style:family="paragraph" style:parent-style-name="Standard">
      <style:text-properties officeooo:rsid="00013feb" officeooo:paragraph-rsid="000be628"/>
    </style:style>
    <style:style style:name="P8" style:family="paragraph" style:parent-style-name="Standard">
      <style:text-properties officeooo:rsid="00013feb" officeooo:paragraph-rsid="000bf9f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31b8a"/>
    </style:style>
    <style:style style:name="T3" style:family="text">
      <style:text-properties style:text-position="sub 58%" officeooo:rsid="0008acd3"/>
    </style:style>
    <style:style style:name="T4" style:family="text">
      <style:text-properties style:text-position="sub 58%" officeooo:rsid="00094047"/>
    </style:style>
    <style:style style:name="T5" style:family="text">
      <style:text-properties style:text-position="0% 100%"/>
    </style:style>
    <style:style style:name="T6" style:family="text">
      <style:text-properties officeooo:rsid="00031b8a"/>
    </style:style>
    <style:style style:name="T7" style:family="text">
      <style:text-properties officeooo:rsid="0003d102"/>
    </style:style>
    <style:style style:name="T8" style:family="text">
      <style:text-properties officeooo:rsid="00058e93"/>
    </style:style>
    <style:style style:name="T9" style:family="text">
      <style:text-properties officeooo:rsid="000738fd"/>
    </style:style>
    <style:style style:name="T10" style:family="text">
      <style:text-properties officeooo:rsid="0008acd3"/>
    </style:style>
    <style:style style:name="T11" style:family="text">
      <style:text-properties officeooo:rsid="00094047"/>
    </style:style>
    <style:style style:name="T12" style:family="text">
      <style:text-properties officeooo:rsid="000be628"/>
    </style:style>
    <style:style style:name="T13" style:family="text">
      <style:text-properties officeooo:rsid="000bf9fe"/>
    </style:style>
    <style:style style:name="T14" style:family="text">
      <style:text-properties style:font-name="Liberation Sans" fo:font-size="28pt" fo:font-weight="bold" officeooo:rsid="000bf9fe" style:font-name-asian="PingFang SC" style:font-size-asian="28pt" style:font-weight-asian="bold" style:font-name-complex="Arial Unicode MS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4">Terminology</text:span> <text:span text:style-name="T14">for</text:span> Morphisms</text:p>
      <text:p text:style-name="P2">by Sven Nilsen, 2022</text:p>
      <text:p text:style-name="P1"/>
      <text:p text:style-name="P1"><text:tab/><text:span text:style-name="T11">1</text:span><text:span text:style-name="T4">XX</text:span><text:span text:style-name="T11"> = 1</text:span><text:span text:style-name="T4">X</text:span><text:span text:style-name="T11"><text:tab/>0</text:span><text:span text:style-name="T4">XX</text:span><text:span text:style-name="T11"> = 0</text:span><text:span text:style-name="T4">X</text:span><text:span text:style-name="T11"><text:tab/></text:span><text:span text:style-name="T10">1</text:span><text:span text:style-name="T3">0</text:span><text:span text:style-name="T10"> = 0</text:span><text:span text:style-name="T3">0</text:span></text:p>
      <text:p text:style-name="P1"/>
      <text:p text:style-name="P5"><text:tab/>1<text:span text:style-name="T1">X</text:span> : X → X<text:tab/><text:tab/><text:tab/>=&gt;<text:tab/>∀ g : X → Y { g · 1<text:span text:style-name="T1">X</text:span> = <text:span text:style-name="T5">g</text:span> }</text:p>
      <text:p text:style-name="P5"><text:tab/><text:tab/><text:tab/><text:tab/><text:tab/><text:span text:style-name="T9">=&gt;<text:tab/></text:span>∀ g : Y → X { 1<text:span text:style-name="T1">X</text:span> · g = <text:span text:style-name="T5">g</text:span> }</text:p>
      <text:p text:style-name="P1"/>
      <text:p text:style-name="P1"><text:tab/><text:span text:style-name="T10">inv(1</text:span><text:span text:style-name="T3">X</text:span><text:span text:style-name="T10">) = 1</text:span><text:span text:style-name="T3">X</text:span></text:p>
      <text:p text:style-name="P1"><text:tab/><text:span text:style-name="T10">inv(0</text:span><text:span text:style-name="T3">XY</text:span><text:span text:style-name="T10">) = 0</text:span><text:span text:style-name="T3">YX</text:span></text:p>
      <text:p text:style-name="P1"/>
      <text:p text:style-name="P5"><text:tab/>0<text:span text:style-name="T1">X</text:span> : X → X<text:tab/><text:tab/><text:tab/>=&gt;<text:tab/>∀ g : X → Y { g · 0<text:span text:style-name="T1">X</text:span> = 0<text:span text:style-name="T1">XY</text:span> }</text:p>
      <text:p text:style-name="P5"><text:tab/><text:tab/><text:tab/><text:tab/><text:tab/><text:span text:style-name="T9">=&gt;<text:tab/></text:span>∀ g : Y → X { 0<text:span text:style-name="T1">X</text:span> · g = 0<text:span text:style-name="T1">YX</text:span> }</text:p>
      <text:p text:style-name="P1"/>
      <text:p text:style-name="P1"><text:tab/>f : mono<text:tab/><text:tab/><text:tab/>=&gt;<text:tab/>∀ g<text:span text:style-name="T1">0</text:span>, g<text:span text:style-name="T1">1</text:span> { (f · g<text:span text:style-name="T1">0</text:span> = f · g<text:span text:style-name="T1">1</text:span>) =&gt; (g<text:span text:style-name="T1">0</text:span> = g<text:span text:style-name="T1">1</text:span>) }</text:p>
      <text:p text:style-name="P1"><text:tab/><text:tab/><text:tab/><text:tab/><text:tab/><text:span text:style-name="T8">=&gt;<text:tab/>inv(f) : epi</text:span></text:p>
      <text:p text:style-name="P1"/>
      <text:p text:style-name="P3"><text:tab/>f : <text:span text:style-name="T6">X → Y </text:span><text:span text:style-name="Source_20_Text">⋀</text:span> left_inv<text:tab/><text:tab/>=&gt;<text:tab/>∃ g : <text:span text:style-name="T6">Y → X</text:span> { g · f = <text:span text:style-name="T6">1</text:span><text:span text:style-name="T2">X</text:span> }</text:p>
      <text:p text:style-name="P3"><text:tab/><text:tab/><text:tab/><text:tab/><text:tab/><text:span text:style-name="T6">=&gt;<text:tab/>f : mono</text:span></text:p>
      <text:p text:style-name="P1"><text:tab/><text:tab/><text:tab/><text:tab/><text:tab/><text:span text:style-name="T11">=&gt;<text:tab/>inv(f) : right_inv</text:span></text:p>
      <text:p text:style-name="P1"/>
      <text:p text:style-name="P3"><text:tab/><text:span text:style-name="T6">f : epi<text:tab/><text:tab/><text:tab/><text:tab/>=&gt;<text:tab/></text:span>∀ g<text:span text:style-name="T1">0</text:span>, g<text:span text:style-name="T1">1</text:span> { (<text:span text:style-name="T6">g</text:span><text:span text:style-name="T2">0</text:span><text:span text:style-name="T6"> </text:span>· f = <text:span text:style-name="T6">g</text:span><text:span text:style-name="T2">1</text:span><text:span text:style-name="T6"> </text:span>· f) =&gt; (g<text:span text:style-name="T1">0</text:span> = g<text:span text:style-name="T1">1</text:span>) }</text:p>
      <text:p text:style-name="P3"><text:tab/><text:tab/><text:tab/><text:tab/><text:tab/><text:span text:style-name="T8">=&gt;<text:tab/>inv(f) : </text:span><text:span text:style-name="T10">mono</text:span></text:p>
      <text:p text:style-name="P3"/>
      <text:p text:style-name="P3"><text:tab/>f : <text:span text:style-name="T6">X → Y </text:span><text:span text:style-name="Source_20_Text">⋀</text:span> <text:span text:style-name="T6">right</text:span>_inv<text:tab/><text:tab/>=&gt;<text:tab/>∃ g : <text:span text:style-name="T6">Y → X</text:span> { f · <text:span text:style-name="T6">g</text:span> = <text:span text:style-name="T6">1</text:span><text:span text:style-name="T2">Y</text:span> }</text:p>
      <text:p text:style-name="P3"><text:tab/><text:tab/><text:tab/><text:tab/><text:tab/><text:span text:style-name="T6">=&gt;<text:tab/>f : epi</text:span></text:p>
      <text:p text:style-name="P3"><text:tab/><text:tab/><text:tab/><text:tab/><text:tab/><text:span text:style-name="T11">=&gt;<text:tab/>inv(f) : left_inv</text:span></text:p>
      <text:p text:style-name="P3"/>
      <text:p text:style-name="P4"><text:tab/><text:span text:style-name="T7">f : iso<text:tab/><text:tab/><text:tab/><text:tab/>=&gt;<text:tab/>f : left_inv</text:span></text:p>
      <text:p text:style-name="P4"><text:tab/><text:tab/><text:tab/><text:tab/><text:tab/><text:span text:style-name="T7">=&gt;<text:tab/>f : right_inv</text:span></text:p>
      <text:p text:style-name="P4"><text:tab/><text:tab/><text:tab/><text:tab/><text:tab/><text:span text:style-name="T7">=&gt;<text:tab/>f : mono</text:span></text:p>
      <text:p text:style-name="P4"><text:tab/><text:tab/><text:tab/><text:tab/><text:tab/><text:span text:style-name="T7">=&gt;<text:tab/>f : epi</text:span></text:p>
      <text:p text:style-name="P4"/>
      <text:p text:style-name="P6"><text:tab/><text:tab/><text:span text:style-name="T10">1</text:span><text:span text:style-name="T3">X</text:span><text:span text:style-name="T10"> : iso<text:tab/><text:tab/><text:tab/>1</text:span><text:span text:style-name="T3">0</text:span><text:span text:style-name="T10"> : iso<text:tab/><text:tab/><text:tab/>0</text:span><text:span text:style-name="T3">0</text:span><text:span text:style-name="T10"> : iso</text:span></text:p>
      <text:p text:style-name="P6"><text:tab/><text:tab/><text:span text:style-name="T6">1</text:span><text:span text:style-name="T2">X</text:span><text:span text:style-name="T6"> : left_in</text:span><text:span text:style-name="T10">v<text:tab/><text:tab/>1</text:span><text:span text:style-name="T3">0</text:span><text:span text:style-name="T10"> : left_inv<text:tab/><text:tab/>0</text:span><text:span text:style-name="T3">0</text:span><text:span text:style-name="T10"> : left_inv</text:span></text:p>
      <text:p text:style-name="P6"><text:tab/><text:tab/><text:span text:style-name="T6">1</text:span><text:span text:style-name="T2">X</text:span><text:span text:style-name="T6"> : right_inv<text:tab/><text:tab/></text:span><text:span text:style-name="T10">1</text:span><text:span text:style-name="T3">0</text:span><text:span text:style-name="T10"> : right_inv<text:tab/><text:tab/>0</text:span><text:span text:style-name="T3">0</text:span><text:span text:style-name="T10"> : right_inv</text:span></text:p>
      <text:p text:style-name="P6"><text:tab/><text:tab/><text:span text:style-name="T6">1</text:span><text:span text:style-name="T2">X</text:span><text:span text:style-name="T6"> : mono<text:tab/><text:tab/></text:span><text:span text:style-name="T10">1</text:span><text:span text:style-name="T3">0</text:span><text:span text:style-name="T10"> : mono<text:tab/><text:tab/>0</text:span><text:span text:style-name="T3">0</text:span><text:span text:style-name="T10"> : mono</text:span></text:p>
      <text:p text:style-name="P6"><text:tab/><text:tab/><text:span text:style-name="T6">1</text:span><text:span text:style-name="T2">X</text:span><text:span text:style-name="T6"> : epi<text:tab/><text:tab/><text:tab/></text:span><text:span text:style-name="T10">1</text:span><text:span text:style-name="T3">0</text:span><text:span text:style-name="T10"> : epi<text:tab/><text:tab/><text:tab/>0</text:span><text:span text:style-name="T3">0</text:span><text:span text:style-name="T10"> : epi</text:span></text:p>
      <text:p text:style-name="P7"/>
      <text:p text:style-name="P7"><text:tab/><text:span text:style-name="T10">comp : </text:span><text:span text:style-name="T13">iso × iso → iso</text:span></text:p>
      <text:p text:style-name="P7"><text:tab/><text:span text:style-name="T12">comp : </text:span><text:span text:style-name="T13">left_inv × left_inv → left_inv</text:span></text:p>
      <text:p text:style-name="P8"><text:tab/><text:span text:style-name="T12">comp : </text:span><text:span text:style-name="T13">right_inv × right_inv → right_inv</text:span></text:p>
      <text:p text:style-name="P8"><text:tab/><text:span text:style-name="T7">comp : </text:span><text:span text:style-name="T13">mono × mono → mono</text:span></text:p>
      <text:p text:style-name="P8"><text:tab/><text:span text:style-name="T7">comp : </text:span><text:span text:style-name="T13">epi × epi → epi</text:span></text:p>
      <text:p text:style-name="P4"/>
      <text:p text:style-name="P4"><text:tab/><text:span text:style-name="T11">comp(0</text:span><text:span text:style-name="T4">XY</text:span><text:span text:style-name="T11">, g : Y → Z) = 0</text:span><text:span text:style-name="T4">XZ</text:span></text:p>
      <text:p text:style-name="P4"><text:tab/><text:span text:style-name="T11">comp(f : X → Y, 0</text:span><text:span text:style-name="T4">YZ</text:span><text:span text:style-name="T11">) = 0</text:span><text:span text:style-name="T4">XZ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09T14:55:58.835876337</meta:creation-date>
    <dc:date>2022-02-11T11:50:01.196818629</dc:date>
    <meta:editing-duration>PT48S</meta:editing-duration>
    <meta:editing-cycles>1</meta:editing-cycles>
    <meta:document-statistic meta:table-count="0" meta:image-count="0" meta:object-count="0" meta:page-count="1" meta:paragraph-count="35" meta:word-count="309" meta:character-count="1075" meta:non-whitespace-character-count="691"/>
    <meta:generator>LibreOffice/7.2.2.2$MacOSX_X86_64 LibreOffice_project/02b2acce88a210515b4a5bb2e46cbfb63fe97d56</meta:generator>
  </office:meta>
</office:document-meta>
</file>